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3</text:span><text:span text:style-name="T1"><text:line-break/></text:span><text:span text:style-name="T1">SOFTWARE CONSTRUCTION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2">Связь с другими областями знаний</text:span></text:p>
          </draw:text-box>
        </draw:frame>
        <draw:frame presentation:style-name="pr5" draw:layer="layout" svg:width="25.199cm" svg:height="10.815cm" svg:x="1.4cm" svg:y="3.685cm" presentation:class="outline" presentation:user-transformed="true">
          <draw:text-box>
            <text:p>Термин «разработка ПО» относится к <text:span text:style-name="T3">детальному</text:span> созданию <text:span text:style-name="T3">работающего</text:span> ПО посредством сочетания кодирования, верификации, <text:span text:style-name="T3">модульного</text:span> тестирования, <text:span text:style-name="T3">интеграционного</text:span> тестирования и отладки.</text:p>
            <text:p text:style-name="P4"><text:span text:style-name="T4">Область знаний по созданию ПО тесно связана с областями проектирования ПО, тестирования ПО, управления конфигурацией ПО, качества ПО, основ компьютерных наук, </text:span>управления проектами.</text:p>
            <text:p>Разработка ПО использует выходные данные проектирования и предоставляет входные данные для тестирования.</text:p>
            <text:p>На протяжении всего процесса разработки инженеры проводят модульное интеграционное тестирование результатов работы.</text:p>
            <text:p>Разработка ПО обычно создает большое количество элементов конфигурации, которыми необходимо управлять в проекте (исходные файлы, документация, тестовые примеры и т.д.).</text:p>
            <text:p>Качество ПО важно во всех областях знаний, и область разработки ПО не является исключением.</text:p>
            <text:p>Разработка ПО требует знания алгоритмов и методов кодирования, а также основ управления проектами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9T11:37:17.518000000</dc:date>
    <meta:editing-duration>PT15H50M9S</meta:editing-duration>
    <meta:editing-cycles>45</meta:editing-cycles>
    <meta:generator>LibreOffice/7.4.5.1$Windows_X86_64 LibreOffice_project/9c0871452b3918c1019dde9bfac75448afc4b57f</meta:generator>
    <meta:document-statistic meta:object-count="29"/>
  </office:meta>
</office:document-meta>
</file>